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ubleValue.equals( Object obj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oubleValue.getInternal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ubleValu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Value.valueOf(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ubleValue.DoubleValue( Double dbl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ubleValue.getLo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ubleValue.DoubleValue( double db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ubleValue.getD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ubleValue.getDou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ubleValue.get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